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25-10-28 2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25-01-08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24-07-10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24-01-1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23-10-17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23-07-06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23-04-1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23-01-24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22-10-2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22-04-20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21-10-18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21-07-2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20-10-21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18-01-1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17-07-06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17-04-25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17-01-30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16-07-19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16-04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16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15-10-2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15-04-0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15-01-14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14-04-14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14-01-1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13-10-28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13-07-22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13-04-25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13-02-12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12-03-08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11-12-12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11-09-2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11-06-08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11-03-04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10-06-1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10-03-29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09-12-22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09-09-1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09-06-08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07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07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06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06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06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05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05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05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04-12-28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04-09-23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04-06-09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04-03-05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03-12-1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03-09-15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03-06-0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03-03-19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02-09-16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02-03-12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01-12-13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01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01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01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00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2000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1999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1998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1998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1998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1997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1997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1996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1996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1996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1995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H0010450</text:p>
          </table:table-cell>
          <table:table-cell office:value-type="string" calcext:value-type="string">
            <text:p>01S/02W-31ABC</text:p>
          </table:table-cell>
          <table:table-cell office:value-type="string" calcext:value-type="string">
            <text:p>1977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6" meta:object-count="0"/>
    <meta:user-defined meta:name="AppVersion">3.0</meta:user-defined>
  </office:meta>
</office:document-meta>
</file>